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86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78cm" draw:shadow="hidden" draw:shadow-offset-x="0.071cm" draw:shadow-offset-y="0.0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fo:font-size="8pt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89cm" svg:height="0.965cm" svg:x="0.314cm" svg:y="0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965cm" svg:height="0.331cm" svg:x="0.136cm" svg:y="1.304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304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304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65cm" svg:height="0.331cm" svg:x="0.136cm" svg:y="1.634cm"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1.96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2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2.29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2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6cm" svg:y="2.62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78cm" svg:height="1.115cm" svg:x="0.201cm" svg:y="0.037cm">
          <draw:text-box>
            <text:p text:style-name="P2"><text:span text:style-name="T3">@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3:37.574393311</dc:date>
    <dc:creator>Gilles Mouchard</dc:creator>
    <meta:editing-duration>PT4H58M31S</meta:editing-duration>
    <meta:editing-cycles>21</meta:editing-cycles>
    <meta:generator>LibreOffice/6.1.5.2$Linux_X86_64 LibreOffice_project/10$Build-2</meta:generator>
    <meta:document-statistic meta:object-count="17"/>
  </office:meta>
</office:document-meta>
</file>